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7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iPC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TIEMPOS</text:p>
          </table:table-cell>
          <table:table-cell table:style-name="ce2"/>
          <table:table-cell table:number-columns-repeated="4" table:style-name="ce1"/>
          <table:table-cell table:style-name="ce1">
            <draw:frame draw:z-index="1" draw:id="id0" draw:style-name="a0" draw:name="Gráfico 1" svg:x="0.02083in" svg:y="0.00521in" svg:width="3.91617in" svg:height="1.9450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3" draw:id="id2" draw:style-name="a2" draw:name="Gráfico 3" svg:x="0.31771in" svg:y="0.01562in" svg:width="3.91617in" svg:height="1.9424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number-columns-spanned="4" table:number-rows-spanned="1" table:style-name="ce3">
            <text:p>core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4">
            <text:p>tama</text:p>
          </table:table-cell>
          <table:table-cell office:value-type="string" table:style-name="ce1">
            <text:p>1 core</text:p>
          </table:table-cell>
          <table:table-cell office:value-type="string" table:style-name="ce1">
            <text:p>2 cores</text:p>
          </table:table-cell>
          <table:table-cell office:value-type="string" table:style-name="ce1">
            <text:p>3 cores</text:p>
          </table:table-cell>
          <table:table-cell office:value-type="string" table:style-name="ce1">
            <text:p>4 cores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.4270000000000002E-6" table:style-name="ce1">
            <text:p>0,000007427</text:p>
          </table:table-cell>
          <table:table-cell office:value-type="float" office:value="1.6099E-5" table:style-name="ce1">
            <text:p>0,000016099</text:p>
          </table:table-cell>
          <table:table-cell office:value-type="float" office:value="1.5909E-5" table:style-name="ce1">
            <text:p>0,000015909</text:p>
          </table:table-cell>
          <table:table-cell office:value-type="float" office:value="1.5962999999999999E-5" table:style-name="ce1">
            <text:p>0,000015963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4.2731280000000002E-3" table:style-name="ce1">
            <text:p>0,004273128</text:p>
          </table:table-cell>
          <table:table-cell office:value-type="float" office:value="3.2176560000000002E-3" table:style-name="ce1">
            <text:p>0,003217656</text:p>
          </table:table-cell>
          <table:table-cell office:value-type="float" office:value="2.5878670000000002E-3" table:style-name="ce1">
            <text:p>0,002587867</text:p>
          </table:table-cell>
          <table:table-cell office:value-type="float" office:value="2.150791E-3" table:style-name="ce1">
            <text:p>0,002150791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44661712999999997" table:style-name="ce1">
            <text:p>0,44661713</text:p>
          </table:table-cell>
          <table:table-cell office:value-type="float" office:value="0.32147727500000001" table:style-name="ce1">
            <text:p>0,321477275</text:p>
          </table:table-cell>
          <table:table-cell office:value-type="float" office:value="0.26523090900000001" table:style-name="ce1">
            <text:p>0,265230909</text:p>
          </table:table-cell>
          <table:table-cell office:value-type="float" office:value="0.22039196799999999" table:style-name="ce1">
            <text:p>0,22039196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NANCIA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3">
            <text:p>cores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4">
            <text:p>tama</text:p>
          </table:table-cell>
          <table:table-cell office:value-type="string" table:style-name="ce1">
            <text:p>1 core</text:p>
          </table:table-cell>
          <table:table-cell office:value-type="string" table:style-name="ce1">
            <text:p>2 cores</text:p>
          </table:table-cell>
          <table:table-cell office:value-type="string" table:style-name="ce1">
            <text:p>3 cores</text:p>
          </table:table-cell>
          <table:table-cell office:value-type="string" table:style-name="ce1">
            <text:p>4 cores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formula="of:=[.B4]/[.B4]" table:style-name="ce1">
            <text:p>1</text:p>
          </table:table-cell>
          <table:table-cell office:value-type="float" office:value="0.46133300204981681" table:formula="of:=[.B4]/[.C4]" table:style-name="ce1">
            <text:p>0,461333002</text:p>
          </table:table-cell>
          <table:table-cell office:value-type="float" office:value="0.46684266767238675" table:formula="of:=[.B4]/[.D4]" table:style-name="ce1">
            <text:p>0,466842668</text:p>
          </table:table-cell>
          <table:table-cell office:value-type="float" office:value="0.46526342166259477" table:formula="of:=[.B4]/[.E4]" table:style-name="ce1">
            <text:p>0,465263422</text:p>
          </table:table-cell>
          <table:table-cell/>
          <table:table-cell table:style-name="ce1">
            <draw:frame draw:z-index="2" draw:id="id1" draw:style-name="a1" draw:name="Gráfico 2" svg:x="0.02083in" svg:y="0.01562in" svg:width="3.91617in" svg:height="1.942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formula="of:=[.B5]/[.B5]" table:style-name="ce1">
            <text:p>1</text:p>
          </table:table-cell>
          <table:table-cell office:value-type="float" office:value="1.3280251213927157" table:formula="of:=[.B5]/[.C5]" table:style-name="ce1">
            <text:p>1,328025121</text:p>
          </table:table-cell>
          <table:table-cell office:value-type="float" office:value="1.6512162332917417" table:formula="of:=[.B5]/[.D5]" table:style-name="ce1">
            <text:p>1,651216233</text:p>
          </table:table-cell>
          <table:table-cell office:value-type="float" office:value="1.9867704486395936" table:formula="of:=[.B5]/[.E5]" table:style-name="ce1">
            <text:p>1,986770449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" table:formula="of:=[.B6]/[.B6]" table:style-name="ce1">
            <text:p>1</text:p>
          </table:table-cell>
          <table:table-cell office:value-type="float" office:value="1.389265011033828" table:formula="of:=[.B6]/[.C6]" table:style-name="ce1">
            <text:p>1,389265011</text:p>
          </table:table-cell>
          <table:table-cell office:value-type="float" office:value="1.6838804032451586" table:formula="of:=[.B6]/[.D6]" table:style-name="ce1">
            <text:p>1,683880403</text:p>
          </table:table-cell>
          <table:table-cell office:value-type="float" office:value="2.0264673620047713" table:formula="of:=[.B6]/[.E6]" table:style-name="ce1">
            <text:p>2,026467362</text:p>
          </table:table-cell>
          <table:table-cell table:number-columns-repeated="16379"/>
        </table:table-row>
        <table:table-row table:style-name="ro1">
          <table:table-cell table:style-name="ce1">
            <draw:frame draw:z-index="4" draw:id="id3" draw:style-name="a3" draw:name="Gráfico 4" svg:x="0.20312in" svg:y="0.19271in" svg:width="4.72441in" svg:height="2.7559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2" table:style-name="ro1">
          <table:table-cell table:number-columns-repeated="16384"/>
        </table:table-row>
      </table:table>
      <table:table table:name="ATCGRID" table:style-name="ta2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TIEMPOS</text:p>
          </table:table-cell>
          <table:table-cell table:style-name="ce2"/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number-columns-spanned="12" table:number-rows-spanned="1" table:style-name="ce3">
            <text:p>core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4">
            <text:p>tama</text:p>
          </table:table-cell>
          <table:table-cell office:value-type="string" table:style-name="ce1">
            <text:p>1 core</text:p>
          </table:table-cell>
          <table:table-cell office:value-type="string" table:style-name="ce1">
            <text:p>2 cores</text:p>
          </table:table-cell>
          <table:table-cell office:value-type="string" table:style-name="ce1">
            <text:p>3 cores</text:p>
          </table:table-cell>
          <table:table-cell office:value-type="string" table:style-name="ce1">
            <text:p>4 cores</text:p>
          </table:table-cell>
          <table:table-cell office:value-type="string" table:style-name="ce1">
            <text:p>5 cores</text:p>
          </table:table-cell>
          <table:table-cell office:value-type="string" table:style-name="ce1">
            <text:p>6 cores</text:p>
          </table:table-cell>
          <table:table-cell office:value-type="string" table:style-name="ce1">
            <text:p>7 cores</text:p>
          </table:table-cell>
          <table:table-cell office:value-type="string" table:style-name="ce1">
            <text:p>8 cores</text:p>
          </table:table-cell>
          <table:table-cell office:value-type="string" table:style-name="ce1">
            <text:p>9 cores</text:p>
          </table:table-cell>
          <table:table-cell office:value-type="string" table:style-name="ce1">
            <text:p>10 cores</text:p>
          </table:table-cell>
          <table:table-cell office:value-type="string" table:style-name="ce1">
            <text:p>11 cores</text:p>
          </table:table-cell>
          <table:table-cell office:value-type="string" table:style-name="ce1">
            <text:p>12 cores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.9720000000000003E-6" table:style-name="ce1">
            <text:p>0,000003972</text:p>
          </table:table-cell>
          <table:table-cell office:value-type="float" office:value="7.8129999999999996E-6" table:style-name="ce1">
            <text:p>0,000007813</text:p>
          </table:table-cell>
          <table:table-cell office:value-type="float" office:value="7.7039999999999994E-6" table:style-name="ce1">
            <text:p>0,000007704</text:p>
          </table:table-cell>
          <table:table-cell office:value-type="float" office:value="7.6320000000000008E-6" table:style-name="ce1">
            <text:p>0,000007632</text:p>
          </table:table-cell>
          <table:table-cell office:value-type="float" office:value="7.6340000000000001E-6" table:style-name="ce1">
            <text:p>0,000007634</text:p>
          </table:table-cell>
          <table:table-cell office:value-type="float" office:value="7.678E-6" table:style-name="ce1">
            <text:p>0,000007678</text:p>
          </table:table-cell>
          <table:table-cell office:value-type="float" office:value="1.2822E-5" table:style-name="ce1">
            <text:p>0,000012822</text:p>
          </table:table-cell>
          <table:table-cell office:value-type="float" office:value="1.2921999999999999E-5" table:style-name="ce1">
            <text:p>0,000012922</text:p>
          </table:table-cell>
          <table:table-cell office:value-type="float" office:value="1.325E-5" table:style-name="ce1">
            <text:p>0,00001325</text:p>
          </table:table-cell>
          <table:table-cell office:value-type="float" office:value="2.1344000000000001E-5" table:style-name="ce1">
            <text:p>0,000021344</text:p>
          </table:table-cell>
          <table:table-cell office:value-type="float" office:value="2.2432000000000001E-5" table:style-name="ce1">
            <text:p>0,000022432</text:p>
          </table:table-cell>
          <table:table-cell office:value-type="float" office:value="2.2520000000000001E-5" table:style-name="ce1">
            <text:p>0,00002252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7837220000000002E-3" table:style-name="ce1">
            <text:p>0,002783722</text:p>
          </table:table-cell>
          <table:table-cell office:value-type="float" office:value="1.4289089999999999E-3" table:style-name="ce1">
            <text:p>0,001428909</text:p>
          </table:table-cell>
          <table:table-cell office:value-type="float" office:value="9.9920999999999994E-4" table:style-name="ce1">
            <text:p>0,00099921</text:p>
          </table:table-cell>
          <table:table-cell office:value-type="float" office:value="7.3432E-4" table:style-name="ce1">
            <text:p>0,00073432</text:p>
          </table:table-cell>
          <table:table-cell office:value-type="float" office:value="6.1442799999999998E-4" table:style-name="ce1">
            <text:p>0,000614428</text:p>
          </table:table-cell>
          <table:table-cell office:value-type="float" office:value="5.2051300000000001E-4" table:style-name="ce1">
            <text:p>0,000520513</text:p>
          </table:table-cell>
          <table:table-cell office:value-type="float" office:value="4.3956900000000001E-4" table:style-name="ce1">
            <text:p>0,000439569</text:p>
          </table:table-cell>
          <table:table-cell office:value-type="float" office:value="3.97833E-4" table:style-name="ce1">
            <text:p>0,000397833</text:p>
          </table:table-cell>
          <table:table-cell office:value-type="float" office:value="3.6320900000000003E-4" table:style-name="ce1">
            <text:p>0,000363209</text:p>
          </table:table-cell>
          <table:table-cell office:value-type="float" office:value="3.3489899999999999E-4" table:style-name="ce1">
            <text:p>0,000334899</text:p>
          </table:table-cell>
          <table:table-cell office:value-type="float" office:value="3.1211699999999999E-4" table:style-name="ce1">
            <text:p>0,000312117</text:p>
          </table:table-cell>
          <table:table-cell office:value-type="float" office:value="2.9597800000000002E-4" table:style-name="ce1">
            <text:p>0,000295978</text:p>
          </table:table-cell>
          <table:table-cell table:number-columns-repeated="1637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0.36938127700000001" table:style-name="ce1">
            <text:p>0,369381277</text:p>
          </table:table-cell>
          <table:table-cell office:value-type="float" office:value="0.193857955" table:style-name="ce1">
            <text:p>0,193857955</text:p>
          </table:table-cell>
          <table:table-cell office:value-type="float" office:value="0.127101614" table:style-name="ce1">
            <text:p>0,127101614</text:p>
          </table:table-cell>
          <table:table-cell office:value-type="float" office:value="9.6567129000000002E-2" table:style-name="ce1">
            <text:p>0,096567129</text:p>
          </table:table-cell>
          <table:table-cell office:value-type="float" office:value="7.7974765000000001E-2" table:style-name="ce1">
            <text:p>0,077974765</text:p>
          </table:table-cell>
          <table:table-cell office:value-type="float" office:value="6.7365314999999995E-2" table:style-name="ce1">
            <text:p>0,067365315</text:p>
          </table:table-cell>
          <table:table-cell office:value-type="float" office:value="5.7883769000000002E-2" table:style-name="ce1">
            <text:p>0,057883769</text:p>
          </table:table-cell>
          <table:table-cell office:value-type="float" office:value="5.0430018E-2" table:style-name="ce1">
            <text:p>0,050430018</text:p>
          </table:table-cell>
          <table:table-cell office:value-type="float" office:value="4.5228602E-2" table:style-name="ce1">
            <text:p>0,045228602</text:p>
          </table:table-cell>
          <table:table-cell office:value-type="float" office:value="4.0743386999999999E-2" table:style-name="ce1">
            <text:p>0,040743387</text:p>
          </table:table-cell>
          <table:table-cell office:value-type="float" office:value="3.7510590000000003E-2" table:style-name="ce1">
            <text:p>0,03751059</text:p>
          </table:table-cell>
          <table:table-cell office:value-type="float" office:value="3.4867285999999997E-2" table:style-name="ce1">
            <text:p>0,0348672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NANCIA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number-columns-spanned="12" table:number-rows-spanned="1" table:style-name="ce3">
            <text:p>cores</text:p>
          </table:table-cell>
          <table:covered-table-cell table:number-columns-repeated="11"/>
          <table:table-cell table:number-columns-repeated="16371"/>
        </table:table-row>
        <table:table-row table:style-name="ro1">
          <table:table-cell office:value-type="string" table:style-name="ce4">
            <text:p>tama</text:p>
          </table:table-cell>
          <table:table-cell office:value-type="string" table:style-name="ce1">
            <text:p>1 core</text:p>
          </table:table-cell>
          <table:table-cell office:value-type="string" table:style-name="ce1">
            <text:p>2 cores</text:p>
          </table:table-cell>
          <table:table-cell office:value-type="string" table:style-name="ce1">
            <text:p>3 cores</text:p>
          </table:table-cell>
          <table:table-cell office:value-type="string" table:style-name="ce1">
            <text:p>4 cores</text:p>
          </table:table-cell>
          <table:table-cell office:value-type="string" table:style-name="ce1">
            <text:p>5 cores</text:p>
          </table:table-cell>
          <table:table-cell office:value-type="string" table:style-name="ce1">
            <text:p>6 cores</text:p>
          </table:table-cell>
          <table:table-cell office:value-type="string" table:style-name="ce1">
            <text:p>7 cores</text:p>
          </table:table-cell>
          <table:table-cell office:value-type="string" table:style-name="ce1">
            <text:p>8 cores</text:p>
          </table:table-cell>
          <table:table-cell office:value-type="string" table:style-name="ce1">
            <text:p>9 cores</text:p>
          </table:table-cell>
          <table:table-cell office:value-type="string" table:style-name="ce1">
            <text:p>10 cores</text:p>
          </table:table-cell>
          <table:table-cell office:value-type="string" table:style-name="ce1">
            <text:p>11 cores</text:p>
          </table:table-cell>
          <table:table-cell office:value-type="string" table:style-name="ce1">
            <text:p>12 cores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formula="of:=[.B4]/[.B4]" table:style-name="ce1">
            <text:p>1</text:p>
          </table:table-cell>
          <table:table-cell office:value-type="float" office:value="0.50838346345833874" table:formula="of:=[.B4]/[.C4]" table:style-name="ce1">
            <text:p>0,508383463</text:p>
          </table:table-cell>
          <table:table-cell office:value-type="float" office:value="0.51557632398753905" table:formula="of:=[.B4]/[.D4]" table:style-name="ce1">
            <text:p>0,515576324</text:p>
          </table:table-cell>
          <table:table-cell office:value-type="float" office:value="0.52044025157232698" table:formula="of:=[.B4]/[.E4]" table:style-name="ce1">
            <text:p>0,520440252</text:p>
          </table:table-cell>
          <table:table-cell office:value-type="float" office:value="0.5203039035892062" table:formula="of:=[.B4]/[.F4]" table:style-name="ce1">
            <text:p>0,520303904</text:p>
          </table:table-cell>
          <table:table-cell office:value-type="float" office:value="0.51732221932794997" table:formula="of:=[.B4]/[.G4]" table:style-name="ce1">
            <text:p>0,517322219</text:p>
          </table:table-cell>
          <table:table-cell office:value-type="float" office:value="0.30978006551240056" table:formula="of:=[.B4]/[.H4]" table:style-name="ce1">
            <text:p>0,309780066</text:p>
          </table:table-cell>
          <table:table-cell office:value-type="float" office:value="0.30738275808698345" table:formula="of:=[.B4]/[.I4]" table:style-name="ce1">
            <text:p>0,307382758</text:p>
          </table:table-cell>
          <table:table-cell office:value-type="float" office:value="0.29977358490566042" table:formula="of:=[.B4]/[.J4]" table:style-name="ce1">
            <text:p>0,299773585</text:p>
          </table:table-cell>
          <table:table-cell office:value-type="float" office:value="0.18609445277361319" table:formula="of:=[.B4]/[.K4]" table:style-name="ce1">
            <text:p>0,186094453</text:p>
          </table:table-cell>
          <table:table-cell office:value-type="float" office:value="0.17706847360912981" table:formula="of:=[.B4]/[.L4]" table:style-name="ce1">
            <text:p>0,177068474</text:p>
          </table:table-cell>
          <table:table-cell office:value-type="float" office:value="0.1763765541740675" table:formula="of:=[.B4]/[.M4]" table:style-name="ce1">
            <text:p>0,176376554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formula="of:=[.B5]/[.B5]" table:style-name="ce1">
            <text:p>1</text:p>
          </table:table-cell>
          <table:table-cell office:value-type="float" office:value="1.9481450533238998" table:formula="of:=[.B5]/[.C5]" table:style-name="ce1">
            <text:p>1,948145053</text:p>
          </table:table-cell>
          <table:table-cell office:value-type="float" office:value="2.785922879074469" table:formula="of:=[.B5]/[.D5]" table:style-name="ce1">
            <text:p>2,785922879</text:p>
          </table:table-cell>
          <table:table-cell office:value-type="float" office:value="3.7908840832334678" table:formula="of:=[.B5]/[.E5]" table:style-name="ce1">
            <text:p>3,790884083</text:p>
          </table:table-cell>
          <table:table-cell office:value-type="float" office:value="4.5305910537931222" table:formula="of:=[.B5]/[.F5]" table:style-name="ce1">
            <text:p>4,530591054</text:p>
          </table:table-cell>
          <table:table-cell office:value-type="float" office:value="5.348035495751307" table:formula="of:=[.B5]/[.G5]" table:style-name="ce1">
            <text:p>5,348035496</text:p>
          </table:table-cell>
          <table:table-cell office:value-type="float" office:value="6.3328442178588578" table:formula="of:=[.B5]/[.H5]" table:style-name="ce1">
            <text:p>6,332844218</text:p>
          </table:table-cell>
          <table:table-cell office:value-type="float" office:value="6.9972123981670702" table:formula="of:=[.B5]/[.I5]" table:style-name="ce1">
            <text:p>6,997212398</text:p>
          </table:table-cell>
          <table:table-cell office:value-type="float" office:value="7.6642429014699527" table:formula="of:=[.B5]/[.J5]" table:style-name="ce1">
            <text:p>7,664242901</text:p>
          </table:table-cell>
          <table:table-cell office:value-type="float" office:value="8.3121239537890528" table:formula="of:=[.B5]/[.K5]" table:style-name="ce1">
            <text:p>8,312123954</text:p>
          </table:table-cell>
          <table:table-cell office:value-type="float" office:value="8.9188413319364219" table:formula="of:=[.B5]/[.L5]" table:style-name="ce1">
            <text:p>8,918841332</text:p>
          </table:table-cell>
          <table:table-cell office:value-type="float" office:value="9.4051652487684905" table:formula="of:=[.B5]/[.M5]" table:style-name="ce1">
            <text:p>9,405165249</text:p>
          </table:table-cell>
          <table:table-cell table:number-columns-repeated="16371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1" table:formula="of:=[.B6]/[.B6]" table:style-name="ce1">
            <text:p>1</text:p>
          </table:table-cell>
          <table:table-cell office:value-type="float" office:value="1.9054223335844021" table:formula="of:=[.B6]/[.C6]" table:style-name="ce1">
            <text:p>1,905422334</text:p>
          </table:table-cell>
          <table:table-cell office:value-type="float" office:value="2.9061887207820982" table:formula="of:=[.B6]/[.D6]" table:style-name="ce1">
            <text:p>2,906188721</text:p>
          </table:table-cell>
          <table:table-cell office:value-type="float" office:value="3.825124354685951" table:formula="of:=[.B6]/[.E6]" table:style-name="ce1">
            <text:p>3,825124355</text:p>
          </table:table-cell>
          <table:table-cell office:value-type="float" office:value="4.7371899998672644" table:formula="of:=[.B6]/[.F6]" table:style-name="ce1">
            <text:p>4,73719</text:p>
          </table:table-cell>
          <table:table-cell office:value-type="float" office:value="5.483256138563295" table:formula="of:=[.B6]/[.G6]" table:style-name="ce1">
            <text:p>5,483256139</text:p>
          </table:table-cell>
          <table:table-cell office:value-type="float" office:value="6.3814309845649477" table:formula="of:=[.B6]/[.H6]" table:style-name="ce1">
            <text:p>6,381430985</text:p>
          </table:table-cell>
          <table:table-cell office:value-type="float" office:value="7.3246310758802426" table:formula="of:=[.B6]/[.I6]" table:style-name="ce1">
            <text:p>7,324631076</text:p>
          </table:table-cell>
          <table:table-cell office:value-type="float" office:value="8.1669841796127152" table:formula="of:=[.B6]/[.J6]" table:style-name="ce1">
            <text:p>8,16698418</text:p>
          </table:table-cell>
          <table:table-cell office:value-type="float" office:value="9.066042472119463" table:formula="of:=[.B6]/[.K6]" table:style-name="ce1">
            <text:p>9,066042472</text:p>
          </table:table-cell>
          <table:table-cell office:value-type="float" office:value="9.8473864847233799" table:formula="of:=[.B6]/[.L6]" table:style-name="ce1">
            <text:p>9,847386485</text:p>
          </table:table-cell>
          <table:table-cell office:value-type="float" office:value="10.593921104154767" table:formula="of:=[.B6]/[.M6]" table:style-name="ce1">
            <text:p>10,593921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4" draw:style-name="a4" draw:name="Gráfico 1" svg:x="0.07161in" svg:y="0.02995in" svg:width="3.93701in" svg:height="1.968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1">
            <draw:frame draw:z-index="2" draw:id="id5" draw:style-name="a5" draw:name="Gráfico 2" svg:x="0.5013in" svg:y="0.02995in" svg:width="3.93701in" svg:height="1.9685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3" draw:id="id6" draw:style-name="a6" draw:name="Gráfico 3" svg:x="0.05859in" svg:y="0.01693in" svg:width="3.93701in" svg:height="1.9685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style-name="ce1">
            <draw:frame draw:z-index="4" draw:id="id7" draw:style-name="a7" draw:name="Gráfico 4" svg:x="0.05859in" svg:y="0.06901in" svg:width="4.72441in" svg:height="2.75591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rancisco Javier Bolívar Lupiáñez</dc:creator>
    <meta:creation-date>2014-04-27T19:41:10Z</meta:creation-date>
    <dc:date>2014-04-27T19:01:09Z</dc:date>
    <meta:editing-cycles>4</meta:editing-cycles>
    <meta:editing-duration>PT184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0.0448031496063pt" svg:width="281.9645669291339pt" chart:style-name="Crt0">
        <chart:title chart:style-name="CT00">
          <text:p text:style-name="a0" text:class-names="" text:cond-style-name="">pmmPC (10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MiPC.$B$11:.$E$11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39.8572440944882pt" svg:width="281.9645669291339pt" chart:style-name="Crt0">
        <chart:title chart:style-name="CT00">
          <text:p text:style-name="a0" text:class-names="" text:cond-style-name="">pmmPC (100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MiPC.$B$12:.$E$12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39.8573228346457pt" svg:width="281.9645669291339pt" chart:style-name="Crt0">
        <chart:title chart:style-name="CT00">
          <text:p text:style-name="a0" text:class-names="" text:cond-style-name="">pmmPC (500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MiPC.$B$13:.$E$13" chart:class="chart:line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8.4251968503937pt" svg:width="340.1574803149606pt" chart:style-name="Crt0">
        <chart:title chart:style-name="CT00">
          <text:p text:style-name="a0" text:class-names="" text:cond-style-name="">pmmPC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MiPC.$A$11" chart:values-cell-range-address="MiPC.$B$11:.$E$11" chart:class="chart:bar" chart:attached-axis="primary-y" chart:style-name="G0S0">
            <chart:data-point chart:repeated="4"/>
          </chart:series>
          <chart:series chart:label-cell-address="MiPC.$A$12" chart:values-cell-range-address="MiPC.$B$12:.$E$12" chart:class="chart:bar" chart:attached-axis="primary-y" chart:style-name="G0S1">
            <chart:data-point chart:repeated="4"/>
          </chart:series>
          <chart:series chart:label-cell-address="MiPC.$A$13" chart:values-cell-range-address="MiPC.$B$13:.$E$13" chart:class="chart:bar" chart:attached-axis="primary-y" chart:style-name="G0S2">
            <chart:data-point chart:repeated="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mATC (10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TCGRID.$B$11:.$M$11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mATC (100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TCGRID.$B$12:.$M$12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min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1.7322834645669pt" svg:width="283.4645669291339pt" chart:style-name="Crt0">
        <chart:title chart:style-name="CT00">
          <text:p text:style-name="a0" text:class-names="" text:cond-style-name="">pmmATC (500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ATCGRID.$B$13:.$M$13" chart:class="chart:line" chart:attached-axis="primary-y" chart:style-name="G0S0">
            <chart:data-point chart:repeated="12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chart-properties chart:auto-size="true"/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true" chart:right-angled-axes="true"/>
      <style:graphic-properties draw:fill="none" draw:stroke="none"/>
    </style:style>
  </office:automatic-styles>
  <office:body>
    <office:chart>
      <chart:chart chart:class="chart:bar" svg:height="198.4251968503937pt" svg:width="340.1574803149606pt" chart:style-name="Crt0">
        <chart:title chart:style-name="CT00">
          <text:p text:style-name="a0" text:class-names="" text:cond-style-name="">pmmATC</text:p>
        </chart:title>
        <chart:plot-area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ATCGRID.$A$11" chart:values-cell-range-address="ATCGRID.$B$11:.$M$11" chart:class="chart:bar" chart:attached-axis="primary-y" chart:style-name="G0S0">
            <chart:data-point chart:repeated="12"/>
          </chart:series>
          <chart:series chart:label-cell-address="ATCGRID.$A$12" chart:values-cell-range-address="ATCGRID.$B$12:.$M$12" chart:class="chart:bar" chart:attached-axis="primary-y" chart:style-name="G0S1">
            <chart:data-point chart:repeated="12"/>
          </chart:series>
          <chart:series chart:label-cell-address="ATCGRID.$A$13" chart:values-cell-range-address="ATCGRID.$B$13:.$M$13" chart:class="chart:bar" chart:attached-axis="primary-y" chart:style-name="G0S2">
            <chart:data-point chart:repeated="1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